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38cm" fo:min-width="12.327cm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fill="solid" draw:fill-color="#fffff0" draw:textarea-horizontal-align="justify" draw:textarea-vertical-align="middle" draw:auto-grow-height="false" fo:min-height="4.752cm" fo:min-width="5.088cm"/>
      <style:paragraph-properties style:writing-mode="lr-tb"/>
    </style:style>
    <style:style style:name="gr4" style:family="graphic" style:parent-style-name="standard">
      <style:graphic-properties draw:fill="solid" draw:fill-color="#fffff0" draw:textarea-horizontal-align="justify" draw:textarea-vertical-align="middle" draw:auto-grow-height="false" fo:min-height="4.754cm" fo:min-width="5.0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9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0"/>
      <style:paragraph-properties fo:text-align="center"/>
      <style:text-properties fo:font-size="12pt" style:font-size-asian="18pt" style:font-size-complex="18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2.63cm" svg:x="4.194cm" svg:y="1.6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34cm" svg:height="0.889cm" svg:x="8.528cm" svg:y="2.029cm">
          <draw:text-box>
            <text:p><text:span text:style-name="T1">Deployment Topology</text:span></text:p>
          </draw:text-box>
        </draw:frame>
        <draw:custom-shape draw:style-name="gr3" draw:text-style-name="P3" draw:layer="layout" svg:width="5.588cm" svg:height="5.002cm" svg:x="4.702cm" svg:y="2.972cm">
          <text:p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0.889cm" svg:x="4.956cm" svg:y="3.207cm">
          <draw:text-box>
            <text:p text:style-name="P4"><text:span text:style-name="T2">Cluster - Bao</text:span></text:p>
          </draw:text-box>
        </draw:frame>
        <draw:frame draw:style-name="gr2" draw:text-style-name="P5" draw:layer="layout" svg:width="4.572cm" svg:height="1.673cm" svg:x="5.01cm" svg:y="6.048cm">
          <draw:text-box>
            <text:p text:style-name="P4"><text:span text:style-name="T2">Deployments:</text:span></text:p>
            <text:p text:style-name="P4"><text:span text:style-name="T2"><text:s text:c="2"/></text:span><text:span text:style-name="T2">- OpenBao</text:span></text:p>
            <text:p text:style-name="P4"><text:span text:style-name="T2"><text:s text:c="2"/></text:span><text:span text:style-name="T2">- Metadata Service</text:span></text:p>
          </draw:text-box>
        </draw:frame>
        <draw:custom-shape draw:style-name="gr4" draw:text-style-name="P3" draw:layer="layout" svg:width="5.588cm" svg:height="5.004cm" svg:x="10.925cm" svg:y="2.9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0.889cm" svg:x="11.179cm" svg:y="3.234cm">
          <draw:text-box>
            <text:p text:style-name="P4"><text:span text:style-name="T2">Cluster - </text:span><text:span text:style-name="T2">Servers</text:span></text:p>
          </draw:text-box>
        </draw:frame>
        <draw:frame draw:style-name="gr2" draw:text-style-name="P5" draw:layer="layout" svg:width="4.572cm" svg:height="1.673cm" svg:x="11.179cm" svg:y="6.06cm">
          <draw:text-box>
            <text:p text:style-name="P4"><text:span text:style-name="T2">Deployments:</text:span></text:p>
            <text:p text:style-name="P4"><text:span text:style-name="T2"><text:s text:c="2"/></text:span><text:span text:style-name="T2">- NATS</text:span></text:p>
            <text:p text:style-name="P4"><text:span text:style-name="T2"><text:s text:c="2"/></text:span><text:span text:style-name="T2">- Watcher Service</text:span></text:p>
          </draw:text-box>
        </draw:frame>
        <draw:frame draw:style-name="gr5" draw:text-style-name="P5" draw:layer="layout" svg:width="5.08cm" svg:height="2.235cm" svg:x="4.956cm" svg:y="3.934cm">
          <draw:text-box>
            <text:p text:style-name="P4"><text:span text:style-name="T2">Infrastructure::</text:span></text:p>
            <text:p text:style-name="P4"><text:span text:style-name="T2"><text:s text:c="2"/></text:span><text:span text:style-name="T2">- Minikube</text:span></text:p>
            <text:p text:style-name="P4"><text:span text:style-name="T2"><text:s text:c="2"/></text:span><text:span text:style-name="T2">- Istio (Ambient Mode)</text:span></text:p>
            <text:p text:style-name="P4"><text:span text:style-name="T2"><text:s text:c="2"/></text:span><text:span text:style-name="T2">- Cert-Manager</text:span></text:p>
          </draw:text-box>
        </draw:frame>
        <draw:frame draw:style-name="gr5" draw:text-style-name="P5" draw:layer="layout" svg:width="5.08cm" svg:height="2.235cm" svg:x="11.156cm" svg:y="3.935cm">
          <draw:text-box>
            <text:p text:style-name="P4"><text:span text:style-name="T2">Infrastructure::</text:span></text:p>
            <text:p text:style-name="P4"><text:span text:style-name="T2"><text:s text:c="2"/></text:span><text:span text:style-name="T2">- Minikube</text:span></text:p>
            <text:p text:style-name="P4"><text:span text:style-name="T2"><text:s text:c="2"/></text:span><text:span text:style-name="T2">- Istio (Ambient Mode)</text:span></text:p>
            <text:p text:style-name="P4"><text:span text:style-name="T2"><text:s text:c="2"/></text:span><text:span text:style-name="T2">- Cert-Manager</text:span></text:p>
          </draw:text-box>
        </draw:frame>
        <draw:custom-shape draw:style-name="gr3" draw:text-style-name="P3" draw:layer="layout" svg:width="5.588cm" svg:height="5.002cm" svg:x="7.802cm" svg:y="8.67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72cm" svg:height="0.889cm" svg:x="8.056cm" svg:y="8.907cm">
          <draw:text-box>
            <text:p text:style-name="P4"><text:span text:style-name="T2">Cluster - Services</text:span></text:p>
          </draw:text-box>
        </draw:frame>
        <draw:frame draw:style-name="gr6" draw:text-style-name="P5" draw:layer="layout" svg:width="5.207cm" svg:height="2.147cm" svg:x="8.004cm" svg:y="11.726cm">
          <draw:text-box>
            <text:p text:style-name="P4"><text:span text:style-name="T2">Deployments:</text:span></text:p>
            <text:p text:style-name="P4"><text:span text:style-name="T2"><text:s text:c="2"/></text:span><text:span text:style-name="T2">- Gatekeeper Service</text:span></text:p>
            <text:p text:style-name="P4"><text:span text:style-name="T2"><text:s text:c="2"/></text:span><text:span text:style-name="T2">- AuthContoller Service</text:span></text:p>
          </draw:text-box>
        </draw:frame>
        <draw:frame draw:style-name="gr5" draw:text-style-name="P5" draw:layer="layout" svg:width="5.08cm" svg:height="2.235cm" svg:x="8.056cm" svg:y="9.634cm">
          <draw:text-box>
            <text:p text:style-name="P4"><text:span text:style-name="T2">Infrastructure::</text:span></text:p>
            <text:p text:style-name="P4"><text:span text:style-name="T2"><text:s text:c="2"/></text:span><text:span text:style-name="T2">- Minikube</text:span></text:p>
            <text:p text:style-name="P4"><text:span text:style-name="T2"><text:s text:c="2"/></text:span><text:span text:style-name="T2">- Istio (Ambient Mode)</text:span></text:p>
            <text:p text:style-name="P4"><text:span text:style-name="T2"><text:s text:c="2"/></text:span><text:span text:style-name="T2">- Cert-Mana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12T08:36:55.469913004</meta:creation-date>
    <dc:date>2025-11-12T09:34:04.534515698</dc:date>
    <meta:editing-duration>PT6M34S</meta:editing-duration>
    <meta:editing-cycles>1</meta:editing-cycles>
    <meta:document-statistic meta:object-count="14"/>
    <meta:generator>LibreOffice/6.4.7.2$Linux_X86_64 LibreOffice_project/40$Build-2</meta:generator>
  </office:meta>
</office:document-meta>
</file>